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CodedFont.addFont( int fontReference , AFPFont font , int size , int orienta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MapCodedFont.MapCoded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CodedFont.writeToStream( OutputStream 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